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52.test_SerializeConfig_different_Class_Annot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ssue3652.test_different_Class_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